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Vin</text:p>
          </table:table-cell>
          <table:table-cell office:value-type="float" office:value="10">
            <text:p>10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Iq</text:p>
          </table:table-cell>
          <table:table-cell office:value-type="float" office:value="0.012">
            <text:p>0.012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Vo</text:p>
          </table:table-cell>
          <table:table-cell office:value-type="float" office:value="5.2">
            <text:p>5.2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Iload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Vsat</text:p>
          </table:table-cell>
          <table:table-cell office:value-type="float" office:value="1.4">
            <text:p>1.4</text:p>
          </table:table-cell>
          <table:table-cell office:value-type="string">
            <text:p>V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d</text:p>
          </table:table-cell>
          <table:table-cell table:formula="of:=([.B1])*([.B2]) + ([.B3]/[.B1])*([.B4])*([.B5])" office:value-type="float" office:value="2.304">
            <text:p>2.30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a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deltaJA</text:p>
          </table:table-cell>
          <table:table-cell office:value-type="float" office:value="32.4">
            <text:p>32.4</text:p>
          </table:table-cell>
          <table:table-cell table:number-columns-repeated="2"/>
        </table:table-row>
        <table:table-row table:style-name="ro1">
          <table:table-cell office:value-type="string">
            <text:p>deltaJB</text:p>
          </table:table-cell>
          <table:table-cell office:value-type="float" office:value="17.6">
            <text:p>17.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eltaT</text:p>
          </table:table-cell>
          <table:table-cell table:formula="of:=[.B7]*[.B10]" office:value-type="float" office:value="74.6496">
            <text:p>74.649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j</text:p>
          </table:table-cell>
          <table:table-cell table:formula="of:=[.B13]+[.B9]" office:value-type="float" office:value="104.6496">
            <text:p>104.6496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7">10/17/2021</text:date>, <text:time>16:4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Mömmö</meta:initial-creator>
    <meta:creation-date>2021-10-17T16:21:27.43</meta:creation-date>
    <dc:date>2021-10-17T16:47:13.68</dc:date>
    <dc:creator>Timo Mömmö</dc:creator>
    <meta:editing-duration>PT10M36S</meta:editing-duration>
    <meta:editing-cycles>1</meta:editing-cycles>
    <meta:document-statistic meta:table-count="3" meta:cell-count="28" meta:object-count="0"/>
    <meta:generator>OpenOffice/4.1.10$Win32 OpenOffice.org_project/4110m2$Build-9807</meta:generator>
  </office:meta>
</office:document-meta>
</file>